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36e" officeooo:paragraph-rsid="00003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</text:p>
      <text:p text:style-name="P1">In this chapter, you developed a complete, basic application that realized a set of require-</text:p>
      <text:p text:style-name="P1">ments and desired features. You then extended it with some nonessential but useful</text:p>
      <text:p text:style-name="P1">elaborations. Ruby makes developing quick applications a snap.</text:p>
      <text:p text:style-name="P1">The application you’ve developed in this chapter has demonstrated that if you have a lot</text:p>
      <text:p text:style-name="P1">of text to process or a number of calculations to do, and you’re dreading doing the work man-</text:p>
      <text:p text:style-name="P1">ually, Ruby can take the strain.</text:p>
      <text:p text:style-name="P1">To keep things simple, we didn’t use any methods or flow control in our application. It</text:p>
      <text:p text:style-name="P1">simply went through a process step by step to give a set of results. This is the simplest form of</text:p>
      <text:p text:style-name="P1">useful program. More complex programs will undoubtedly involve flow control and methods,</text:p>
      <text:p text:style-name="P1">and we’ll be covering those in more depth in the following chapters.</text:p>
      <text:p text:style-name="P1">Chapter 4 marks the end of the practical programming exercises in the first part of this</text:p>
      <text:p text:style-name="P1">book. Next, in Chapter 5, you’ll take a look at the history of Ruby, Ruby’s community of devel-</text:p>
      <text:p text:style-name="P1">opers, and the historical reasons behind certain features in Ruby. You’ll also learn how to get</text:p>
      <text:p text:style-name="P1">help from and become part of the Ruby community. Code makes up only half the journey to</text:p>
      <text:p text:style-name="P1">becoming a great programm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</meta:initial-creator>
    <meta:creation-date>2014-10-15T16:54:20.469992561</meta:creation-date>
    <dc:date>2014-10-15T16:54:57.407653030</dc:date>
    <dc:creator>Jorge </dc:creator>
    <meta:editing-duration>P0D</meta:editing-duration>
    <meta:editing-cycles>1</meta:editing-cycles>
    <meta:document-statistic meta:table-count="0" meta:image-count="0" meta:object-count="0" meta:page-count="1" meta:paragraph-count="16" meta:word-count="207" meta:character-count="1204" meta:non-whitespace-character-count="998"/>
    <meta:generator>LibreOffice/4.2.6.3$Linux_x86 LibreOffice_project/420m0$Build-3</meta:generator>
  </office:meta>
</office:document-meta>
</file>